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lipe Bandeira, 22/06/2012</text:p>
      <text:p text:style-name="P1">Arquivo de configuraçã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2T18:35:14.66</meta:creation-date>
    <meta:document-statistic meta:table-count="0" meta:image-count="0" meta:object-count="0" meta:page-count="1" meta:paragraph-count="2" meta:word-count="6" meta:character-count="51" meta:non-whitespace-character-count="47"/>
    <dc:date>2012-06-22T18:36:12.89</dc:date>
    <meta:editing-duration>PT58S</meta:editing-duration>
    <meta:editing-cycles>1</meta:editing-cycles>
    <meta:generator>LibreOffice/3.4$Win32 LibreOffice_project/340m1$Build-502</meta:generator>
  </office:meta>
</office:document-meta>
</file>